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1.0654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2.2811in"/>
    </style:style>
    <style:style style:name="co9" style:family="table-column">
      <style:table-column-properties fo:break-before="auto" style:column-width="2.3134in"/>
    </style:style>
    <style:style style:name="co10" style:family="table-column">
      <style:table-column-properties fo:break-before="auto" style:column-width="2.4071in"/>
    </style:style>
    <style:style style:name="co11" style:family="table-column">
      <style:table-column-properties fo:break-before="auto" style:column-width="2.3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b80047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6" style:family="table-cell" style:parent-style-name="Default">
      <style:map style:condition="cell-content()&lt;100000" style:apply-style-name="OutOfRange" style:base-cell-address="Sheet1.F13"/>
      <style:map style:condition="cell-content()&gt;20000000" style:apply-style-name="OutOfRange" style:base-cell-address="Sheet1.F13"/>
    </style:style>
    <style:style style:name="ce7" style:family="table-cell" style:parent-style-name="Default" style:data-style-name="N117">
      <style:map style:condition="cell-content()&lt;275000000" style:apply-style-name="OutOfRange" style:base-cell-address="Sheet1.G11"/>
      <style:map style:condition="cell-content()&gt;550000000" style:apply-style-name="OutOfRange" style:base-cell-address="Sheet1.G11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ce10" style:family="table-cell" style:parent-style-name="Default" style:data-style-name="N117">
      <style:text-properties fo:font-weight="normal" style:font-weight-asian="normal" style:font-weight-complex="normal"/>
    </style:style>
    <style:style style:name="ce11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7"/>
        <table:table-column table:style-name="co10" table:default-cell-style-name="ce8"/>
        <table:table-column table:style-name="co11" table:default-cell-style-name="ce8"/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>
            <text:p>PLL Settings for CCLK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2" office:value-type="string" table:number-columns-spanned="4" table:number-rows-spanned="1">
            <text:p>User Manual LPC23xx Rev. 03 – 25 August 2009 p57</text:p>
          </table:table-cell>
          <table:covered-table-cell table:number-columns-repeated="2"/>
          <table:covered-table-cell table:style-name="Default"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ref=Fin/N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USB Must be 48MHZ</text:p>
          </table:table-cell>
          <table:table-cell office:value-type="string">
            <text:p>We like whole integers</text:p>
          </table:table-cell>
          <table:table-cell table:style-name="ce3" office:value-type="string">
            <text:p>10MHZ &lt;= CCLK &lt;= 60Mhz</text:p>
          </table:table-cell>
          <table:table-cell table:style-name="ce3" office:value-type="string">
            <text:p>M (MSEL+1)</text:p>
          </table:table-cell>
          <table:table-cell table:style-name="ce3" office:value-type="string">
            <text:p>N(NSEL+!1)</text:p>
          </table:table-cell>
          <table:table-cell table:style-name="ce3" office:value-type="string">
            <text:p>100kHz &lt; Fref &lt; 20MHz</text:p>
          </table:table-cell>
          <table:table-cell table:style-name="ce3" office:value-type="string">
            <text:p>275Mhz &lt;= Fcco &lt;= 550Mhz</text:p>
          </table:table-cell>
          <table:table-cell table:style-name="ce3" office:value-type="string">
            <text:p>32kHZ &lt;= Fin &lt;= 50MHZ</text:p>
          </table:table-cell>
          <table:table-cell table:style-name="Default"/>
        </table:table-row>
        <table:table-row table:style-name="ro3">
          <table:table-cell office:value-type="string">
            <text:p>USB Divide</text:p>
          </table:table-cell>
          <table:table-cell office:value-type="string">
            <text:p>CCLK Divide</text:p>
          </table:table-cell>
          <table:table-cell table:style-name="ce4" office:value-type="string">
            <text:p>CCLK</text:p>
          </table:table-cell>
          <table:table-cell table:style-name="ce4" table:number-columns-repeated="3"/>
          <table:table-cell table:style-name="ce4" office:value-type="string">
            <text:p>Fcco</text:p>
          </table:table-cell>
          <table:table-cell table:style-name="ce4" office:value-type="string">
            <text:p>Fin</text:p>
          </table:table-cell>
          <table:table-cell table:style-name="Default"/>
        </table:table-row>
        <table:table-row table:style-name="ro1">
          <table:table-cell table:formula="of:=[.G11]/48000000" office:value-type="float" office:value="10">
            <text:p>10</text:p>
          </table:table-cell>
          <table:table-cell table:formula="of:=[.G11]/[.C1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1]*[.E11])/(2*[.H11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11]/[.E11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 table:style-name="Default"/>
        </table:table-row>
        <table:table-row table:style-name="ro1">
          <table:table-cell table:formula="of:=[.G12]/48000000" office:value-type="float" office:value="10">
            <text:p>10</text:p>
          </table:table-cell>
          <table:table-cell table:formula="of:=[.G12]/[.C1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2]*[.E12])/(2*[.H12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12]/[.E12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 table:style-name="Default"/>
        </table:table-row>
        <table:table-row table:style-name="ro1">
          <table:table-cell table:formula="of:=[.G13]/48000000" office:value-type="float" office:value="10">
            <text:p>10</text:p>
          </table:table-cell>
          <table:table-cell table:formula="of:=[.G13]/[.C1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3]*[.E13])/(2*[.H13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13]/[.E13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 table:style-name="Default"/>
        </table:table-row>
        <table:table-row table:style-name="ro1">
          <table:table-cell table:formula="of:=[.G14]/48000000" office:value-type="float" office:value="10">
            <text:p>10</text:p>
          </table:table-cell>
          <table:table-cell table:formula="of:=[.G14]/[.C1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4]*[.E14])/(2*[.H14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14]/[.E14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 table:style-name="Default"/>
        </table:table-row>
        <table:table-row table:style-name="ro1">
          <table:table-cell table:formula="of:=[.G15]/48000000" office:value-type="float" office:value="10">
            <text:p>10</text:p>
          </table:table-cell>
          <table:table-cell table:formula="of:=[.G15]/[.C1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5]*[.E15])/(2*[.H15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15]/[.E15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 table:style-name="Default"/>
        </table:table-row>
        <table:table-row table:style-name="ro1">
          <table:table-cell table:formula="of:=[.G16]/48000000" office:value-type="float" office:value="10">
            <text:p>10</text:p>
          </table:table-cell>
          <table:table-cell table:formula="of:=[.G16]/[.C1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6]*[.E16])/(2*[.H16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16]/[.E16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 table:style-name="Default"/>
        </table:table-row>
        <table:table-row table:style-name="ro1">
          <table:table-cell table:formula="of:=[.G17]/48000000" office:value-type="float" office:value="10">
            <text:p>10</text:p>
          </table:table-cell>
          <table:table-cell table:formula="of:=[.G17]/[.C1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7]*[.E17])/(2*[.H17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17]/[.E17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 table:style-name="Default"/>
        </table:table-row>
        <table:table-row table:style-name="ro1">
          <table:table-cell table:formula="of:=[.G18]/48000000" office:value-type="float" office:value="10">
            <text:p>10</text:p>
          </table:table-cell>
          <table:table-cell table:formula="of:=[.G18]/[.C1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8]*[.E18])/(2*[.H18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18]/[.E18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 table:style-name="Default"/>
        </table:table-row>
        <table:table-row table:style-name="ro1">
          <table:table-cell table:formula="of:=[.G19]/48000000" office:value-type="float" office:value="10">
            <text:p>10</text:p>
          </table:table-cell>
          <table:table-cell table:formula="of:=[.G19]/[.C1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9]*[.E19])/(2*[.H19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19]/[.E19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 table:style-name="Default"/>
        </table:table-row>
        <table:table-row table:style-name="ro1">
          <table:table-cell table:formula="of:=[.G20]/48000000" office:value-type="float" office:value="10">
            <text:p>10</text:p>
          </table:table-cell>
          <table:table-cell table:formula="of:=[.G20]/[.C2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0]*[.E20])/(2*[.H20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20]/[.E20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 table:style-name="Default"/>
        </table:table-row>
        <table:table-row table:style-name="ro1">
          <table:table-cell table:formula="of:=[.G21]/48000000" office:value-type="float" office:value="10">
            <text:p>10</text:p>
          </table:table-cell>
          <table:table-cell table:formula="of:=[.G21]/[.C2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1]*[.E21])/(2*[.H21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21]/[.E21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 table:style-name="Default"/>
        </table:table-row>
        <table:table-row table:style-name="ro1">
          <table:table-cell table:formula="of:=[.G22]/48000000" office:value-type="float" office:value="10">
            <text:p>10</text:p>
          </table:table-cell>
          <table:table-cell table:formula="of:=[.G22]/[.C2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2]*[.E22])/(2*[.H22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22]/[.E22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 table:style-name="Default"/>
        </table:table-row>
        <table:table-row table:style-name="ro1">
          <table:table-cell table:formula="of:=[.G23]/48000000" office:value-type="float" office:value="10">
            <text:p>10</text:p>
          </table:table-cell>
          <table:table-cell table:formula="of:=[.G23]/[.C2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3]*[.E23])/(2*[.H23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23]/[.E23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 table:style-name="Default"/>
        </table:table-row>
        <table:table-row table:style-name="ro1">
          <table:table-cell table:formula="of:=[.G24]/48000000" office:value-type="float" office:value="10">
            <text:p>10</text:p>
          </table:table-cell>
          <table:table-cell table:formula="of:=[.G24]/[.C2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4]*[.E24])/(2*[.H24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24]/[.E24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 table:style-name="Default"/>
        </table:table-row>
        <table:table-row table:style-name="ro1">
          <table:table-cell table:formula="of:=[.G25]/48000000" office:value-type="float" office:value="10">
            <text:p>10</text:p>
          </table:table-cell>
          <table:table-cell table:formula="of:=[.G25]/[.C2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5]*[.E25])/(2*[.H25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25]/[.E25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 table:style-name="Default"/>
        </table:table-row>
        <table:table-row table:style-name="ro1">
          <table:table-cell table:formula="of:=[.G26]/48000000" office:value-type="float" office:value="10">
            <text:p>10</text:p>
          </table:table-cell>
          <table:table-cell table:formula="of:=[.G26]/[.C2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6]*[.E26])/(2*[.H26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26]/[.E26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 table:style-name="Default"/>
        </table:table-row>
        <table:table-row table:style-name="ro1">
          <table:table-cell table:formula="of:=[.G27]/48000000" office:value-type="float" office:value="10">
            <text:p>10</text:p>
          </table:table-cell>
          <table:table-cell table:formula="of:=[.G27]/[.C2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7]*[.E27])/(2*[.H27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27]/[.E27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 table:style-name="Default"/>
        </table:table-row>
        <table:table-row table:style-name="ro1">
          <table:table-cell table:formula="of:=[.G28]/48000000" office:value-type="float" office:value="10">
            <text:p>10</text:p>
          </table:table-cell>
          <table:table-cell table:formula="of:=[.G28]/[.C2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8]*[.E28])/(2*[.H28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28]/[.E28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 table:style-name="Default"/>
        </table:table-row>
        <table:table-row table:style-name="ro1">
          <table:table-cell table:formula="of:=[.G29]/48000000" office:value-type="float" office:value="10">
            <text:p>10</text:p>
          </table:table-cell>
          <table:table-cell table:formula="of:=[.G29]/[.C2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9]*[.E29])/(2*[.H29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29]/[.E29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 table:style-name="Default"/>
        </table:table-row>
        <table:table-row table:style-name="ro1">
          <table:table-cell table:formula="of:=[.G30]/48000000" office:value-type="float" office:value="10">
            <text:p>10</text:p>
          </table:table-cell>
          <table:table-cell table:formula="of:=[.G30]/[.C3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0]*[.E30])/(2*[.H30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30]/[.E30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 table:style-name="Default"/>
        </table:table-row>
        <table:table-row table:style-name="ro1">
          <table:table-cell table:formula="of:=[.G31]/48000000" office:value-type="float" office:value="10">
            <text:p>10</text:p>
          </table:table-cell>
          <table:table-cell table:formula="of:=[.G31]/[.C3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1]*[.E31])/(2*[.H31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31]/[.E31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 table:style-name="Default"/>
        </table:table-row>
        <table:table-row table:style-name="ro1">
          <table:table-cell table:formula="of:=[.G32]/48000000" office:value-type="float" office:value="10">
            <text:p>10</text:p>
          </table:table-cell>
          <table:table-cell table:formula="of:=[.G32]/[.C3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2]*[.E32])/(2*[.H32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32]/[.E32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 table:style-name="Default"/>
        </table:table-row>
        <table:table-row table:style-name="ro1">
          <table:table-cell table:formula="of:=[.G33]/48000000" office:value-type="float" office:value="10">
            <text:p>10</text:p>
          </table:table-cell>
          <table:table-cell table:formula="of:=[.G33]/[.C3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3]*[.E33])/(2*[.H33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33]/[.E33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 table:style-name="Default"/>
        </table:table-row>
        <table:table-row table:style-name="ro1">
          <table:table-cell table:formula="of:=[.G34]/48000000" office:value-type="float" office:value="10">
            <text:p>10</text:p>
          </table:table-cell>
          <table:table-cell table:formula="of:=[.G34]/[.C3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4]*[.E34])/(2*[.H34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34]/[.E34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 table:style-name="Default"/>
        </table:table-row>
        <table:table-row table:style-name="ro1">
          <table:table-cell table:formula="of:=[.G35]/48000000" office:value-type="float" office:value="10">
            <text:p>10</text:p>
          </table:table-cell>
          <table:table-cell table:formula="of:=[.G35]/[.C3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5]*[.E35])/(2*[.H35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35]/[.E35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 table:style-name="Default"/>
        </table:table-row>
        <table:table-row table:style-name="ro1">
          <table:table-cell table:formula="of:=[.G36]/48000000" office:value-type="float" office:value="10">
            <text:p>10</text:p>
          </table:table-cell>
          <table:table-cell table:formula="of:=[.G36]/[.C3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6]*[.E36])/(2*[.H36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36]/[.E36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 table:style-name="Default"/>
        </table:table-row>
        <table:table-row table:style-name="ro1">
          <table:table-cell table:formula="of:=[.G37]/48000000" office:value-type="float" office:value="10">
            <text:p>10</text:p>
          </table:table-cell>
          <table:table-cell table:formula="of:=[.G37]/[.C3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7]*[.E37])/(2*[.H37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37]/[.E37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 table:style-name="Default"/>
        </table:table-row>
        <table:table-row table:style-name="ro1">
          <table:table-cell table:formula="of:=[.G38]/48000000" office:value-type="float" office:value="10">
            <text:p>10</text:p>
          </table:table-cell>
          <table:table-cell table:formula="of:=[.G38]/[.C3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8]*[.E38])/(2*[.H38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38]/[.E38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 table:style-name="Default"/>
        </table:table-row>
        <table:table-row table:style-name="ro1">
          <table:table-cell table:formula="of:=[.G39]/48000000" office:value-type="float" office:value="10">
            <text:p>10</text:p>
          </table:table-cell>
          <table:table-cell table:formula="of:=[.G39]/[.C3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9]*[.E39])/(2*[.H39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39]/[.E39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 table:style-name="Default"/>
        </table:table-row>
        <table:table-row table:style-name="ro1">
          <table:table-cell table:formula="of:=[.G40]/48000000" office:value-type="float" office:value="10">
            <text:p>10</text:p>
          </table:table-cell>
          <table:table-cell table:formula="of:=[.G40]/[.C4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0]*[.E40])/(2*[.H40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40]/[.E40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Default"/>
        </table:table-row>
        <table:table-row table:style-name="ro1">
          <table:table-cell table:formula="of:=[.G41]/48000000" office:value-type="float" office:value="10">
            <text:p>10</text:p>
          </table:table-cell>
          <table:table-cell table:formula="of:=[.G41]/[.C4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1]*[.E41])/(2*[.H41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41]/[.E41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 table:style-name="Default"/>
        </table:table-row>
        <table:table-row table:style-name="ro1">
          <table:table-cell table:formula="of:=[.G42]/48000000" office:value-type="float" office:value="10">
            <text:p>10</text:p>
          </table:table-cell>
          <table:table-cell table:formula="of:=[.G42]/[.C4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2]*[.E42])/(2*[.H42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42]/[.E42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9"/>
          <table:table-cell/>
        </table:table-row>
        <table:table-row table:style-name="ro1">
          <table:table-cell table:formula="of:=[.G45]/48000000" office:value-type="float" office:value="10">
            <text:p>10</text:p>
          </table:table-cell>
          <table:table-cell table:formula="of:=[.G45]/[.C4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5]*[.E45])/(2*[.H45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45]/[.E45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46]/48000000" office:value-type="float" office:value="10">
            <text:p>10</text:p>
          </table:table-cell>
          <table:table-cell table:formula="of:=[.G46]/[.C4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6]*[.E46])/(2*[.H46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46]/[.E46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47]/48000000" office:value-type="float" office:value="10">
            <text:p>10</text:p>
          </table:table-cell>
          <table:table-cell table:formula="of:=[.G47]/[.C4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7]*[.E47])/(2*[.H47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47]/[.E47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48]/48000000" office:value-type="float" office:value="10">
            <text:p>10</text:p>
          </table:table-cell>
          <table:table-cell table:formula="of:=[.G48]/[.C4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8]*[.E48])/(2*[.H48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48]/[.E48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49]/48000000" office:value-type="float" office:value="10">
            <text:p>10</text:p>
          </table:table-cell>
          <table:table-cell table:formula="of:=[.G49]/[.C4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9]*[.E49])/(2*[.H49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49]/[.E49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50]/48000000" office:value-type="float" office:value="10">
            <text:p>10</text:p>
          </table:table-cell>
          <table:table-cell table:formula="of:=[.G50]/[.C5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0]*[.E50])/(2*[.H50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50]/[.E50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51]/48000000" office:value-type="float" office:value="10">
            <text:p>10</text:p>
          </table:table-cell>
          <table:table-cell table:formula="of:=[.G51]/[.C5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1]*[.E51])/(2*[.H51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51]/[.E51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52]/48000000" office:value-type="float" office:value="10">
            <text:p>10</text:p>
          </table:table-cell>
          <table:table-cell table:formula="of:=[.G52]/[.C5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2]*[.E52])/(2*[.H52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52]/[.E52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53]/48000000" office:value-type="float" office:value="10">
            <text:p>10</text:p>
          </table:table-cell>
          <table:table-cell table:formula="of:=[.G53]/[.C5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3]*[.E53])/(2*[.H53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53]/[.E53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54]/48000000" office:value-type="float" office:value="10">
            <text:p>10</text:p>
          </table:table-cell>
          <table:table-cell table:formula="of:=[.G54]/[.C5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4]*[.E54])/(2*[.H54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54]/[.E54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55]/48000000" office:value-type="float" office:value="10">
            <text:p>10</text:p>
          </table:table-cell>
          <table:table-cell table:formula="of:=[.G55]/[.C5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5]*[.E55])/(2*[.H55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55]/[.E55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56]/48000000" office:value-type="float" office:value="10">
            <text:p>10</text:p>
          </table:table-cell>
          <table:table-cell table:formula="of:=[.G56]/[.C5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6]*[.E56])/(2*[.H56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56]/[.E56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57]/48000000" office:value-type="float" office:value="10">
            <text:p>10</text:p>
          </table:table-cell>
          <table:table-cell table:formula="of:=[.G57]/[.C5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7]*[.E57])/(2*[.H57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57]/[.E57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58]/48000000" office:value-type="float" office:value="10">
            <text:p>10</text:p>
          </table:table-cell>
          <table:table-cell table:formula="of:=[.G58]/[.C5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8]*[.E58])/(2*[.H58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58]/[.E58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59]/48000000" office:value-type="float" office:value="10">
            <text:p>10</text:p>
          </table:table-cell>
          <table:table-cell table:formula="of:=[.G59]/[.C5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9]*[.E59])/(2*[.H59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59]/[.E59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60]/48000000" office:value-type="float" office:value="10">
            <text:p>10</text:p>
          </table:table-cell>
          <table:table-cell table:formula="of:=[.G60]/[.C6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0]*[.E60])/(2*[.H60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60]/[.E60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61]/48000000" office:value-type="float" office:value="10">
            <text:p>10</text:p>
          </table:table-cell>
          <table:table-cell table:formula="of:=[.G61]/[.C6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1]*[.E61])/(2*[.H61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61]/[.E61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62]/48000000" office:value-type="float" office:value="10">
            <text:p>10</text:p>
          </table:table-cell>
          <table:table-cell table:formula="of:=[.G62]/[.C6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2]*[.E62])/(2*[.H62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62]/[.E62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63]/48000000" office:value-type="float" office:value="10">
            <text:p>10</text:p>
          </table:table-cell>
          <table:table-cell table:formula="of:=[.G63]/[.C6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3]*[.E63])/(2*[.H63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63]/[.E63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64]/48000000" office:value-type="float" office:value="10">
            <text:p>10</text:p>
          </table:table-cell>
          <table:table-cell table:formula="of:=[.G64]/[.C6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4]*[.E64])/(2*[.H64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64]/[.E64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65]/48000000" office:value-type="float" office:value="10">
            <text:p>10</text:p>
          </table:table-cell>
          <table:table-cell table:formula="of:=[.G65]/[.C6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5]*[.E65])/(2*[.H65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65]/[.E65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66]/48000000" office:value-type="float" office:value="10">
            <text:p>10</text:p>
          </table:table-cell>
          <table:table-cell table:formula="of:=[.G66]/[.C6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6]*[.E66])/(2*[.H66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66]/[.E66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67]/48000000" office:value-type="float" office:value="10">
            <text:p>10</text:p>
          </table:table-cell>
          <table:table-cell table:formula="of:=[.G67]/[.C6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7]*[.E67])/(2*[.H67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67]/[.E67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68]/48000000" office:value-type="float" office:value="10">
            <text:p>10</text:p>
          </table:table-cell>
          <table:table-cell table:formula="of:=[.G68]/[.C6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8]*[.E68])/(2*[.H68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68]/[.E68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1">
          <table:table-cell table:formula="of:=[.G69]/48000000" office:value-type="float" office:value="10">
            <text:p>10</text:p>
          </table:table-cell>
          <table:table-cell table:formula="of:=[.G69]/[.C6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9]*[.E69])/(2*[.H69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69]/[.E69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/>
        </table:table-row>
        <table:table-row table:style-name="ro1">
          <table:table-cell table:formula="of:=[.G70]/48000000" office:value-type="float" office:value="10">
            <text:p>10</text:p>
          </table:table-cell>
          <table:table-cell table:formula="of:=[.G70]/[.C7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0]*[.E70])/(2*[.H70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70]/[.E70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71]/48000000" office:value-type="float" office:value="10">
            <text:p>10</text:p>
          </table:table-cell>
          <table:table-cell table:formula="of:=[.G71]/[.C7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1]*[.E71])/(2*[.H71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71]/[.E71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72]/48000000" office:value-type="float" office:value="10">
            <text:p>10</text:p>
          </table:table-cell>
          <table:table-cell table:formula="of:=[.G72]/[.C7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2]*[.E72])/(2*[.H72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72]/[.E72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/>
        </table:table-row>
        <table:table-row table:style-name="ro1">
          <table:table-cell table:formula="of:=[.G73]/48000000" office:value-type="float" office:value="10">
            <text:p>10</text:p>
          </table:table-cell>
          <table:table-cell table:formula="of:=[.G73]/[.C7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3]*[.E73])/(2*[.H73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73]/[.E73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1">
          <table:table-cell table:formula="of:=[.G74]/48000000" office:value-type="float" office:value="10">
            <text:p>10</text:p>
          </table:table-cell>
          <table:table-cell table:formula="of:=[.G74]/[.C7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4]*[.E74])/(2*[.H74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74]/[.E74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/>
        </table:table-row>
        <table:table-row table:style-name="ro1">
          <table:table-cell table:formula="of:=[.G75]/48000000" office:value-type="float" office:value="10">
            <text:p>10</text:p>
          </table:table-cell>
          <table:table-cell table:formula="of:=[.G75]/[.C7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5]*[.E75])/(2*[.H75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75]/[.E75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76]/48000000" office:value-type="float" office:value="10">
            <text:p>10</text:p>
          </table:table-cell>
          <table:table-cell table:formula="of:=[.G76]/[.C7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6]*[.E76])/(2*[.H76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76]/[.E76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ce10"/>
        </table:table-row>
        <table:table-row table:style-name="ro1">
          <table:table-cell table:number-columns-repeated="6"/>
          <table:table-cell table:style-name="Default"/>
          <table:table-cell table:style-name="ce9"/>
          <table:table-cell/>
        </table:table-row>
        <table:table-row table:style-name="ro3">
          <table:table-cell table:formula="of:=[.G78]/48000000" office:value-type="float" office:value="10">
            <text:p>10</text:p>
          </table:table-cell>
          <table:table-cell table:formula="of:=[.G78]/[.C7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78]*[.E78])/(2*[.H78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78]/[.E78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 table:style-name="ce11"/>
        </table:table-row>
        <table:table-row table:style-name="ro1">
          <table:table-cell table:formula="of:=[.G79]/48000000" office:value-type="float" office:value="10">
            <text:p>10</text:p>
          </table:table-cell>
          <table:table-cell table:formula="of:=[.G79]/[.C7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79]*[.E79])/(2*[.H79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79]/[.E79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80]/48000000" office:value-type="float" office:value="10">
            <text:p>10</text:p>
          </table:table-cell>
          <table:table-cell table:formula="of:=[.G80]/[.C80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0]*[.E80])/(2*[.H80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80]/[.E80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 table:style-name="ce10"/>
        </table:table-row>
        <table:table-row table:style-name="ro1">
          <table:table-cell table:formula="of:=[.G81]/48000000" office:value-type="float" office:value="10">
            <text:p>10</text:p>
          </table:table-cell>
          <table:table-cell table:formula="of:=[.G81]/[.C81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1]*[.E81])/(2*[.H81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81]/[.E81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82]/48000000" office:value-type="float" office:value="10">
            <text:p>10</text:p>
          </table:table-cell>
          <table:table-cell table:formula="of:=[.G82]/[.C82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2]*[.E82])/(2*[.H82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82]/[.E82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83]/48000000" office:value-type="float" office:value="10">
            <text:p>10</text:p>
          </table:table-cell>
          <table:table-cell table:formula="of:=[.G83]/[.C83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3]*[.E83])/(2*[.H83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83]/[.E83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84]/48000000" office:value-type="float" office:value="10">
            <text:p>10</text:p>
          </table:table-cell>
          <table:table-cell table:formula="of:=[.G84]/[.C84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4]*[.E84])/(2*[.H84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84]/[.E84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85]/48000000" office:value-type="float" office:value="10">
            <text:p>10</text:p>
          </table:table-cell>
          <table:table-cell table:formula="of:=[.G85]/[.C85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5]*[.E85])/(2*[.H85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85]/[.E85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86]/48000000" office:value-type="float" office:value="10">
            <text:p>10</text:p>
          </table:table-cell>
          <table:table-cell table:formula="of:=[.G86]/[.C86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6]*[.E86])/(2*[.H86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86]/[.E86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87]/48000000" office:value-type="float" office:value="10">
            <text:p>10</text:p>
          </table:table-cell>
          <table:table-cell table:formula="of:=[.G87]/[.C87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7]*[.E87])/(2*[.H87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87]/[.E87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88]/48000000" office:value-type="float" office:value="10">
            <text:p>10</text:p>
          </table:table-cell>
          <table:table-cell table:formula="of:=[.G88]/[.C8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8]*[.E88])/(2*[.H88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88]/[.E88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89]/48000000" office:value-type="float" office:value="10">
            <text:p>10</text:p>
          </table:table-cell>
          <table:table-cell table:formula="of:=[.G89]/[.C8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9]*[.E89])/(2*[.H89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89]/[.E89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90]/48000000" office:value-type="float" office:value="10">
            <text:p>10</text:p>
          </table:table-cell>
          <table:table-cell table:formula="of:=[.G90]/[.C90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0]*[.E90])/(2*[.H90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90]/[.E90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91]/48000000" office:value-type="float" office:value="10">
            <text:p>10</text:p>
          </table:table-cell>
          <table:table-cell table:formula="of:=[.G91]/[.C91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1]*[.E91])/(2*[.H91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91]/[.E91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92]/48000000" office:value-type="float" office:value="10">
            <text:p>10</text:p>
          </table:table-cell>
          <table:table-cell table:formula="of:=[.G92]/[.C92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2]*[.E92])/(2*[.H92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92]/[.E92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93]/48000000" office:value-type="float" office:value="10">
            <text:p>10</text:p>
          </table:table-cell>
          <table:table-cell table:formula="of:=[.G93]/[.C93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3]*[.E93])/(2*[.H93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93]/[.E93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94]/48000000" office:value-type="float" office:value="10">
            <text:p>10</text:p>
          </table:table-cell>
          <table:table-cell table:formula="of:=[.G94]/[.C94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4]*[.E94])/(2*[.H94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94]/[.E94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95]/48000000" office:value-type="float" office:value="10">
            <text:p>10</text:p>
          </table:table-cell>
          <table:table-cell table:formula="of:=[.G95]/[.C95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5]*[.E95])/(2*[.H95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95]/[.E95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96]/48000000" office:value-type="float" office:value="10">
            <text:p>10</text:p>
          </table:table-cell>
          <table:table-cell table:formula="of:=[.G96]/[.C96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6]*[.E96])/(2*[.H96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96]/[.E96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97]/48000000" office:value-type="float" office:value="10">
            <text:p>10</text:p>
          </table:table-cell>
          <table:table-cell table:formula="of:=[.G97]/[.C97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7]*[.E97])/(2*[.H97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97]/[.E97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98]/48000000" office:value-type="float" office:value="10">
            <text:p>10</text:p>
          </table:table-cell>
          <table:table-cell table:formula="of:=[.G98]/[.C9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8]*[.E98])/(2*[.H98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98]/[.E98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99]/48000000" office:value-type="float" office:value="10">
            <text:p>10</text:p>
          </table:table-cell>
          <table:table-cell table:formula="of:=[.G99]/[.C9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9]*[.E99])/(2*[.H99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99]/[.E99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100]/48000000" office:value-type="float" office:value="10">
            <text:p>10</text:p>
          </table:table-cell>
          <table:table-cell table:formula="of:=[.G100]/[.C100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0]*[.E100])/(2*[.H100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100]/[.E100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101]/48000000" office:value-type="float" office:value="10">
            <text:p>10</text:p>
          </table:table-cell>
          <table:table-cell table:formula="of:=[.G101]/[.C101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1]*[.E101])/(2*[.H101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101]/[.E101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1">
          <table:table-cell table:formula="of:=[.G102]/48000000" office:value-type="float" office:value="10">
            <text:p>10</text:p>
          </table:table-cell>
          <table:table-cell table:formula="of:=[.G102]/[.C102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2]*[.E102])/(2*[.H102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102]/[.E102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/>
        </table:table-row>
        <table:table-row table:style-name="ro1">
          <table:table-cell table:formula="of:=[.G103]/48000000" office:value-type="float" office:value="10">
            <text:p>10</text:p>
          </table:table-cell>
          <table:table-cell table:formula="of:=[.G103]/[.C103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3]*[.E103])/(2*[.H103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103]/[.E103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104]/48000000" office:value-type="float" office:value="10">
            <text:p>10</text:p>
          </table:table-cell>
          <table:table-cell table:formula="of:=[.G104]/[.C104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4]*[.E104])/(2*[.H104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104]/[.E104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105]/48000000" office:value-type="float" office:value="10">
            <text:p>10</text:p>
          </table:table-cell>
          <table:table-cell table:formula="of:=[.G105]/[.C105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5]*[.E105])/(2*[.H105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105]/[.E105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/>
        </table:table-row>
        <table:table-row table:style-name="ro1">
          <table:table-cell table:formula="of:=[.G106]/48000000" office:value-type="float" office:value="10">
            <text:p>10</text:p>
          </table:table-cell>
          <table:table-cell table:formula="of:=[.G106]/[.C106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6]*[.E106])/(2*[.H106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106]/[.E106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3">
          <table:table-cell table:formula="of:=[.G107]/48000000" office:value-type="float" office:value="10">
            <text:p>10</text:p>
          </table:table-cell>
          <table:table-cell table:formula="of:=[.G107]/[.C107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7]*[.E107])/(2*[.H107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107]/[.E107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ce11"/>
        </table:table-row>
        <table:table-row table:style-name="ro1">
          <table:table-cell table:formula="of:=[.G108]/48000000" office:value-type="float" office:value="10">
            <text:p>10</text:p>
          </table:table-cell>
          <table:table-cell table:formula="of:=[.G108]/[.C10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8]*[.E108])/(2*[.H108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108]/[.E108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109]/48000000" office:value-type="float" office:value="10">
            <text:p>10</text:p>
          </table:table-cell>
          <table:table-cell table:formula="of:=[.G109]/[.C10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9]*[.E109])/(2*[.H109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109]/[.E109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/>
        </table:table-row>
        <table:table-row table:style-name="ro1" table:number-rows-repeated="28">
          <table:table-cell table:number-columns-repeated="5"/>
          <table:table-cell table:style-name="Default" table:number-columns-repeated="2"/>
          <table:table-cell table:style-name="ce9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9"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2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Range" style:family="table-cell" style:parent-style-name="Default">
      <style:text-properties fo:color="#dc2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15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K Wilson</meta:initial-creator>
    <meta:creation-date>2008-07-02T15:16:33</meta:creation-date>
    <dc:creator>K </dc:creator>
    <dc:date>2011-06-07T15:46:40</dc:date>
    <meta:editing-cycles>14</meta:editing-cycles>
    <meta:editing-duration>PT03H31M09S</meta:editing-duration>
    <meta:document-statistic meta:table-count="3" meta:cell-count="784" meta:object-count="0"/>
    <meta:user-defined meta:name="Info 1"/>
    <meta:user-defined meta:name="Info 2"/>
    <meta:user-defined meta:name="Info 3"/>
    <meta:user-defined meta:name="Info 4"/>
  </office:meta>
</office:document-meta>
</file>